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0a51d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Table_20_Contents">
      <style:text-properties officeooo:rsid="00129342" officeooo:paragraph-rsid="00129342"/>
    </style:style>
    <style:style style:name="P16" style:family="paragraph" style:parent-style-name="Table_20_Contents" style:list-style-name="L2">
      <style:text-properties officeooo:rsid="00129342" officeooo:paragraph-rsid="00129342"/>
    </style:style>
    <style:style style:name="P17" style:family="paragraph" style:parent-style-name="Standard">
      <style:text-properties officeooo:paragraph-rsid="00129342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29342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29342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24101433056" text:id="ct14032410143305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24101433344" text:id="ct1403241014333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24101433552" text:id="ct1403241014335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24101432704" text:id="ct14032410143270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24101436544" text:id="ct14032410143654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24101436752" text:id="ct14032410143675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24101433056"/><text:change-start text:change-id="ct140324101433344"/>Adopt<text:change-end text:change-id="ct140324101433344"/>ed<text:change-start text:change-id="ct140324101433552"/> as a <text:change-end text:change-id="ct140324101433552"/>NMRA <text:change-start text:change-id="ct140324101432704"/>Standard<text:change-end text:change-id="ct140324101432704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324101436544"/><text:change-start text:change-id="ct140324101436752"/>Version History<text:change-end text:change-id="ct14032410143675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submitted for public comment</text:p>
          </table:table-cell>
        </table:table-row>
        <table:table-row>
          <table:table-cell table:style-name="Table2.A2" office:value-type="string">
            <text:p text:style-name="P17"><text:span text:style-name="Page_20_Number"><text:span text:style-name="T4">Feb 6, 2015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Minor grammatical corrections and readability improvements as well as the following specific changes:</text:p>
            <text:list xml:id="list1910933628388779645" text:style-name="L2">
              <text:list-item>
                <text:p text:style-name="P16">Corrected MTI for <text:span text:style-name="T18">3.3.2 Verify Node ID</text:span> from <text:span text:style-name="T18">0x498</text:span> to <text:span text:style-name="T18">0x488</text:span></text:p>
              </text:list-item>
              <text:list-item>
                <text:p text:style-name="P16">Added entries to the <text:span text:style-name="T18">3.3.7 Protocol Support Reply</text:span> table</text:p>
                <text:list>
                  <text:list-item>
                    <text:p text:style-name="P16">Firmware Upgrade Protocol</text:p>
                  </text:list-item>
                  <text:list-item>
                    <text:p text:style-name="P16">Firmware Upgrade Active</text:p>
                  </text:list-item>
                </text:list>
              </text:list-item>
              <text:list-item>
                <text:p text:style-name="P16">Removal of <text:span text:style-name="T18">72</text:span> and <text:span text:style-name="T18">254</text:span> byte <text:span text:style-name="T18">Message Size</text:span> limits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0a51d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29342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0:03:45.778305181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ssage Network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3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8H59M43S</meta:editing-duration>
    <meta:generator>LibreOffice/4.4.0.3$MacOSX_X86_64 LibreOffice_project/de093506bcdc5fafd9023ee680b8c60e3e0645d7</meta:generator>
    <dc:date>2016-02-08T10:03:45.662145000</dc:date>
    <meta:printed-by>Bob Jacobsen</meta:printed-by>
    <meta:print-date>2010-09-15T08:46:04</meta:print-date>
    <meta:document-statistic meta:table-count="2" meta:image-count="0" meta:object-count="0" meta:page-count="1" meta:paragraph-count="21" meta:word-count="135" meta:character-count="798" meta:non-whitespace-character-count="682"/>
  </office:meta>
</office:document-meta>
</file>